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265796" officeooo:paragraph-rsid="00265796"/>
    </style:style>
    <style:style style:name="P2"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3"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4" style:family="paragraph" style:parent-style-name="Text_20_body">
      <style:text-properties style:font-name="Nimbus Sans L1" fo:language="en" fo:country="US" officeooo:paragraph-rsid="000db1f4"/>
    </style:style>
    <style:style style:name="P5"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6" style:family="paragraph" style:parent-style-name="Text_20_body">
      <style:text-properties fo:language="en" fo:country="US"/>
    </style:style>
    <style:style style:name="P7" style:family="paragraph" style:parent-style-name="Text_20_body">
      <style:text-properties style:font-name="Nimbus Sans L1" fo:language="en" fo:country="US" officeooo:paragraph-rsid="002702bc"/>
    </style:style>
    <style:style style:name="P8" style:family="paragraph" style:parent-style-name="Text_20_body">
      <style:text-properties officeooo:paragraph-rsid="0015d58a"/>
    </style:style>
    <style:style style:name="P9" style:family="paragraph" style:parent-style-name="Standard">
      <style:paragraph-properties fo:margin-left="0in" fo:margin-right="0.222in" fo:text-indent="0in" style:auto-text-indent="false"/>
      <style:text-properties officeooo:paragraph-rsid="0045d670"/>
    </style:style>
    <style:style style:name="P10"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P11"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P12"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P13" style:family="paragraph" style:parent-style-name="Standard">
      <style:text-properties officeooo:paragraph-rsid="0045d670"/>
    </style:style>
    <style:style style:name="P14" style:family="paragraph" style:parent-style-name="Standard">
      <style:paragraph-properties fo:text-align="end" style:justify-single-word="false"/>
    </style:style>
    <style:style style:name="P15" style:family="paragraph" style:parent-style-name="Footer">
      <style:paragraph-properties fo:text-align="center" style:justify-single-word="false"/>
    </style:style>
    <style:style style:name="P16"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style:font-name="Nimbus Sans L1" fo:language="en" fo:country="US" officeooo:paragraph-rsid="00265796"/>
    </style:style>
    <style:style style:name="P17"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18" style:family="paragraph" style:parent-style-name="Text_20_body" style:master-page-name="">
      <style:paragraph-properties fo:margin-left="0.2457in" fo:margin-right="0in" fo:margin-top="0in" fo:margin-bottom="0.0835in" style:contextual-spacing="false" fo:text-indent="-0.2457in" style:auto-text-indent="false" style:page-number="auto"/>
      <style:text-properties style:font-name="Nimbus Sans L1" fo:language="en" fo:country="US" officeooo:paragraph-rsid="000db1f4"/>
    </style:style>
    <style:style style:name="P19"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20" style:family="paragraph" style:parent-style-name="Text_20_body">
      <style:text-properties fo:language="en" fo:country="US"/>
    </style:style>
    <style:style style:name="P21" style:family="paragraph" style:parent-style-name="Text_20_body">
      <style:text-properties fo:language="en" fo:country="US" officeooo:rsid="00265796" officeooo:paragraph-rsid="00265796"/>
    </style:style>
    <style:style style:name="P22" style:family="paragraph" style:parent-style-name="Text_20_body">
      <style:text-properties fo:language="en" fo:country="US" officeooo:rsid="00344895"/>
    </style:style>
    <style:style style:name="P23" style:family="paragraph" style:parent-style-name="Text_20_body">
      <style:text-properties fo:language="en" fo:country="US" officeooo:rsid="00344895" officeooo:paragraph-rsid="00344895"/>
    </style:style>
    <style:style style:name="P24" style:family="paragraph" style:parent-style-name="Text_20_body">
      <style:text-properties officeooo:paragraph-rsid="000db1f4"/>
    </style:style>
    <style:style style:name="P25" style:family="paragraph" style:parent-style-name="Text_20_body">
      <style:text-properties style:font-name="Nimbus Sans L1" fo:language="en" fo:country="US" officeooo:paragraph-rsid="000db1f4"/>
    </style:style>
    <style:style style:name="P26" style:family="paragraph" style:parent-style-name="Text_20_body">
      <style:text-properties style:font-name="Nimbus Sans L1" fo:language="en" fo:country="US" officeooo:rsid="001032fa" officeooo:paragraph-rsid="0010ee0c"/>
    </style:style>
    <style:style style:name="P27" style:family="paragraph" style:parent-style-name="Text_20_body">
      <style:text-properties style:font-name="Nimbus Sans L1" fo:language="en" fo:country="US" officeooo:rsid="001032fa" officeooo:paragraph-rsid="001032fa"/>
    </style:style>
    <style:style style:name="P28" style:family="paragraph" style:parent-style-name="Text_20_body">
      <style:paragraph-properties fo:text-align="center" style:justify-single-word="false"/>
      <style:text-properties style:font-name="Nimbus Sans L1" fo:language="en" fo:country="US" officeooo:rsid="0010ee0c" officeooo:paragraph-rsid="0010ee0c"/>
    </style:style>
    <style:style style:name="P29" style:family="paragraph" style:parent-style-name="Text_20_body">
      <style:text-properties style:font-name="Nimbus Sans L1" fo:language="en" fo:country="US" officeooo:rsid="000e46e3" officeooo:paragraph-rsid="000db1f4"/>
    </style:style>
    <style:style style:name="P30" style:family="paragraph" style:parent-style-name="Text_20_body">
      <style:text-properties style:font-name="Nimbus Sans L1" fo:language="en" fo:country="US" officeooo:rsid="00199bcf" officeooo:paragraph-rsid="00199bcf"/>
    </style:style>
    <style:style style:name="P31" style:family="paragraph" style:parent-style-name="Text_20_body">
      <style:text-properties style:font-name="Nimbus Sans L1" fo:language="en" fo:country="US" fo:font-weight="bold" officeooo:paragraph-rsid="00199bcf" style:font-weight-asian="bold" style:font-weight-complex="bold"/>
    </style:style>
    <style:style style:name="P32" style:family="paragraph" style:parent-style-name="Text_20_body">
      <style:text-properties style:font-name="Nimbus Sans L1" fo:language="en" fo:country="US" fo:font-weight="bold" officeooo:rsid="0039c5b2" officeooo:paragraph-rsid="0039c5b2" style:font-weight-asian="bold" style:font-weight-complex="bold"/>
    </style:style>
    <style:style style:name="P33" style:family="paragraph" style:parent-style-name="Text_20_body">
      <style:text-properties style:font-name="Nimbus Sans L1" fo:language="en" fo:country="US" officeooo:paragraph-rsid="002702bc"/>
    </style:style>
    <style:style style:name="P34" style:family="paragraph" style:parent-style-name="Text_20_body">
      <style:text-properties style:font-name="Nimbus Sans L1" fo:language="en" fo:country="US" officeooo:rsid="0011772a" officeooo:paragraph-rsid="0011772a"/>
    </style:style>
    <style:style style:name="P35" style:family="paragraph" style:parent-style-name="Text_20_body">
      <style:text-properties style:font-name="Nimbus Sans L1" fo:language="en" fo:country="US" officeooo:paragraph-rsid="0039c5b2"/>
    </style:style>
    <style:style style:name="P36" style:family="paragraph" style:parent-style-name="Text_20_body">
      <style:text-properties style:font-name="Nimbus Sans L1" fo:language="en" fo:country="US" fo:font-weight="normal" officeooo:rsid="0039c5b2" officeooo:paragraph-rsid="0039c5b2" style:font-weight-asian="normal" style:font-weight-complex="normal"/>
    </style:style>
    <style:style style:name="P37" style:family="paragraph" style:parent-style-name="Text_20_body">
      <style:text-properties style:font-name="Nimbus Sans L1" fo:language="en" fo:country="US" officeooo:paragraph-rsid="003b933d"/>
    </style:style>
    <style:style style:name="P38" style:family="paragraph" style:parent-style-name="Text_20_body">
      <style:text-properties style:font-name="Nimbus Sans L1" fo:language="en" fo:country="US" officeooo:rsid="000f1a47" officeooo:paragraph-rsid="000f1a47"/>
    </style:style>
    <style:style style:name="P39" style:family="paragraph" style:parent-style-name="Text_20_body">
      <style:text-properties style:font-name="Nimbus Sans L1" fo:language="en" fo:country="US" officeooo:rsid="003d1e53" officeooo:paragraph-rsid="003d1e53"/>
    </style:style>
    <style:style style:name="P40" style:family="paragraph" style:parent-style-name="Text_20_body">
      <style:text-properties style:font-name="Nimbus Sans L1" fo:language="en" fo:country="US" officeooo:rsid="0040c44b" officeooo:paragraph-rsid="0040c44b"/>
    </style:style>
    <style:style style:name="P41" style:family="paragraph" style:parent-style-name="Text_20_body">
      <style:text-properties style:font-name="Courier 10 Pitch" fo:language="en" fo:country="US" officeooo:rsid="00199bcf" officeooo:paragraph-rsid="00199bcf"/>
    </style:style>
    <style:style style:name="P42" style:family="paragraph" style:parent-style-name="Text_20_body">
      <style:text-properties style:font-name="Courier 10 Pitch" fo:language="en" fo:country="US" officeooo:paragraph-rsid="000db1f4"/>
    </style:style>
    <style:style style:name="P43" style:family="paragraph" style:parent-style-name="Text_20_body">
      <style:paragraph-properties fo:text-align="center" style:justify-single-word="false"/>
      <style:text-properties style:font-name="Courier 10 Pitch" fo:language="en" fo:country="US" officeooo:paragraph-rsid="000db1f4"/>
    </style:style>
    <style:style style:name="P44" style:family="paragraph" style:parent-style-name="Text_20_body">
      <style:text-properties style:font-name="Courier 10 Pitch" fo:language="en" fo:country="US" officeooo:rsid="0038c42a" officeooo:paragraph-rsid="0038c42a"/>
    </style:style>
    <style:style style:name="P45"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paragraph-rsid="00265796"/>
    </style:style>
    <style:style style:name="P46"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rsid="00265796" officeooo:paragraph-rsid="00265796"/>
    </style:style>
    <style:style style:name="P47" style:family="paragraph" style:parent-style-name="Text_20_body" style:master-page-name="">
      <style:paragraph-properties fo:margin-left="0.2457in" fo:margin-right="0in" fo:margin-top="0in" fo:margin-bottom="0.0835in" style:contextual-spacing="false" fo:text-indent="-0.2382in" style:auto-text-indent="false" style:page-number="auto"/>
      <style:text-properties style:font-name="Nimbus Sans L1" fo:language="en" fo:country="US" officeooo:paragraph-rsid="003fda7a"/>
    </style:style>
    <style:style style:name="P48" style:family="paragraph" style:parent-style-name="Text_20_body" style:master-page-name="">
      <style:paragraph-properties fo:margin-left="1.2646in" fo:margin-right="0in" fo:margin-top="0in" fo:margin-bottom="0.0835in" style:contextual-spacing="false" fo:text-indent="-1.2201in" style:auto-text-indent="false" style:page-number="auto"/>
      <style:text-properties style:font-name="Nimbus Sans L1" fo:language="en" fo:country="US" officeooo:paragraph-rsid="00398385"/>
    </style:style>
    <style:style style:name="P49"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8385"/>
    </style:style>
    <style:style style:name="P50" style:family="paragraph" style:parent-style-name="Text_20_body">
      <style:paragraph-properties fo:margin-left="1.2646in" fo:margin-right="0in" fo:margin-top="0in" fo:margin-bottom="0.0835in" style:contextual-spacing="false" fo:text-indent="-1.2201in" style:auto-text-indent="false"/>
      <style:text-properties style:font-name="Nimbus Sans L1" fo:language="en" fo:country="US" officeooo:paragraph-rsid="0039c5b2"/>
    </style:style>
    <style:style style:name="P51" style:family="paragraph" style:parent-style-name="Text_20_body">
      <style:paragraph-properties fo:margin-left="0in" fo:margin-right="0in" fo:margin-top="0in" fo:margin-bottom="0.0835in" style:contextual-spacing="false" fo:text-indent="0in" style:auto-text-indent="false"/>
      <style:text-properties style:font-name="Nimbus Sans L1" fo:language="en" fo:country="US" officeooo:rsid="0039c5b2" officeooo:paragraph-rsid="0039c5b2"/>
    </style:style>
    <style:style style:name="P52" style:family="paragraph" style:parent-style-name="Text_20_body" style:master-page-name="">
      <style:paragraph-properties fo:margin-left="1.25in" fo:margin-right="0in" fo:margin-top="0in" fo:margin-bottom="0.0835in" style:contextual-spacing="false" fo:text-indent="-1.2425in" style:auto-text-indent="false" style:page-number="auto"/>
      <style:text-properties style:font-name="Nimbus Sans L1" fo:language="en" fo:country="US" officeooo:paragraph-rsid="0039c5b2"/>
    </style:style>
    <style:style style:name="P53" style:family="paragraph" style:parent-style-name="Text_20_body" style:master-page-name="">
      <style:paragraph-properties fo:margin-left="1.25in" fo:margin-right="0in" fo:margin-top="0in" fo:margin-bottom="0.0835in" style:contextual-spacing="false" fo:text-indent="-1.25in" style:auto-text-indent="false" style:page-number="auto"/>
      <style:text-properties style:font-name="Nimbus Sans L1" fo:language="en" fo:country="US" officeooo:paragraph-rsid="0039c5b2"/>
    </style:style>
    <style:style style:name="P54" style:family="paragraph" style:parent-style-name="Contents_20_1">
      <style:paragraph-properties>
        <style:tab-stops>
          <style:tab-stop style:position="6.6953in" style:type="right" style:leader-style="dotted" style:leader-text="."/>
        </style:tab-stops>
      </style:paragraph-properties>
    </style:style>
    <style:style style:name="P55" style:family="paragraph" style:parent-style-name="Contents_20_2">
      <style:paragraph-properties>
        <style:tab-stops>
          <style:tab-stop style:position="6.4984in" style:type="right" style:leader-style="dotted" style:leader-text="."/>
        </style:tab-stops>
      </style:paragraph-properties>
    </style:style>
    <style:style style:name="P56" style:family="paragraph" style:parent-style-name="Contents_20_3">
      <style:paragraph-properties>
        <style:tab-stops>
          <style:tab-stop style:position="6.302in" style:type="right" style:leader-style="dotted" style:leader-text="."/>
        </style:tab-stops>
      </style:paragraph-properties>
    </style:style>
    <style:style style:name="P57"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58"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fo:language="en" fo:country="US" officeooo:paragraph-rsid="003f9058"/>
    </style:style>
    <style:style style:name="P59"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60" style:family="paragraph" style:parent-style-name="Text_20_body" style:list-style-name="L1">
      <style:text-properties style:font-name="Nimbus Sans L1" fo:language="en" fo:country="US" officeooo:rsid="0011772a" officeooo:paragraph-rsid="0011772a"/>
    </style:style>
    <style:style style:name="P61" style:family="paragraph" style:parent-style-name="Text_20_body" style:list-style-name="L2">
      <style:text-properties style:font-name="Nimbus Sans L1" fo:language="en" fo:country="US" officeooo:rsid="001b8e40" officeooo:paragraph-rsid="001b8e40"/>
    </style:style>
    <style:style style:name="P62" style:family="paragraph" style:parent-style-name="Text_20_body">
      <style:text-properties style:font-name="Nimbus Sans L1" fo:language="en" fo:country="US" officeooo:paragraph-rsid="000db1f4"/>
    </style:style>
    <style:style style:name="P63" style:family="paragraph" style:parent-style-name="Text_20_body">
      <style:text-properties style:font-name="Nimbus Sans L1" fo:language="en" fo:country="US" officeooo:paragraph-rsid="002702bc"/>
    </style:style>
    <style:style style:name="P64" style:family="paragraph" style:parent-style-name="Text_20_body" style:list-style-name="L1">
      <style:text-properties officeooo:paragraph-rsid="0015d58a"/>
    </style:style>
    <style:style style:name="P65" style:family="paragraph" style:parent-style-name="Text_20_body">
      <style:text-properties fo:language="en" fo:country="US"/>
    </style:style>
    <style:style style:name="P66" style:family="paragraph" style:parent-style-name="Text_20_body" style:list-style-name="L1">
      <style:text-properties fo:language="en" fo:country="US" officeooo:rsid="00199bcf" officeooo:paragraph-rsid="00199bcf"/>
    </style:style>
    <style:style style:name="P67" style:family="paragraph" style:parent-style-name="Text_20_body" style:list-style-name="L1">
      <style:text-properties fo:language="en" fo:country="US" officeooo:rsid="0011772a" officeooo:paragraph-rsid="0011772a"/>
    </style:style>
    <style:style style:name="P68" style:family="paragraph" style:parent-style-name="Text_20_body">
      <style:text-properties fo:language="en" fo:country="US" officeooo:rsid="00265796" officeooo:paragraph-rsid="00265796"/>
    </style:style>
    <style:style style:name="P69" style:family="paragraph" style:parent-style-name="Text_20_body">
      <style:text-properties fo:language="en" fo:country="US" officeooo:rsid="004b57e5" officeooo:paragraph-rsid="004b57e5"/>
    </style:style>
    <style:style style:name="P70" style:family="paragraph" style:parent-style-name="Text_20_body">
      <style:text-properties fo:language="en" fo:country="US" officeooo:rsid="003db96c" officeooo:paragraph-rsid="003db96c"/>
    </style:style>
    <style:style style:name="P71" style:family="paragraph" style:parent-style-name="Text_20_body">
      <style:text-properties fo:language="en" fo:country="US" officeooo:rsid="003db96c" officeooo:paragraph-rsid="003fda7a"/>
    </style:style>
    <style:style style:name="P72" style:family="paragraph" style:parent-style-name="Text_20_body" style:list-style-name="L2">
      <style:text-properties fo:language="en" fo:country="US" officeooo:rsid="001b8e40" officeooo:paragraph-rsid="001b8e40"/>
    </style:style>
    <style:style style:name="P73" style:family="paragraph" style:parent-style-name="Text_20_body" style:list-style-name="L3">
      <style:text-properties fo:language="en" fo:country="US" officeooo:paragraph-rsid="002b29e7"/>
    </style:style>
    <style:style style:name="P74" style:family="paragraph" style:parent-style-name="Text_20_body" style:list-style-name="L3">
      <style:text-properties fo:language="en" fo:country="US" officeooo:rsid="002b29e7" officeooo:paragraph-rsid="002b29e7"/>
    </style:style>
    <style:style style:name="P75" style:family="paragraph" style:parent-style-name="Text_20_body" style:list-style-name="L4">
      <style:text-properties fo:language="en" fo:country="US"/>
    </style:style>
    <style:style style:name="P76" style:family="paragraph" style:parent-style-name="Text_20_body">
      <style:text-properties officeooo:paragraph-rsid="0015d58a"/>
    </style:style>
    <style:style style:name="P77" style:family="paragraph" style:parent-style-name="Text_20_body">
      <style:text-properties style:font-name="Courier 10 Pitch" fo:language="en" fo:country="US" officeooo:rsid="00199bcf" officeooo:paragraph-rsid="00199bcf"/>
    </style:style>
    <style:style style:name="P78" style:family="paragraph" style:parent-style-name="Text_20_body">
      <style:text-properties style:font-name="Courier 10 Pitch" fo:language="en" fo:country="US" officeooo:rsid="0038c42a" officeooo:paragraph-rsid="0038c42a"/>
    </style:style>
    <style:style style:name="P79"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80" style:family="paragraph" style:parent-style-name="Quotations">
      <style:text-properties fo:language="en" fo:country="US"/>
    </style:style>
    <style:style style:name="P81" style:family="paragraph" style:parent-style-name="Title" style:master-page-name="Standard">
      <style:paragraph-properties style:page-number="auto"/>
      <style:text-properties fo:language="en" fo:country="US"/>
    </style:style>
    <style:style style:name="P82" style:family="paragraph" style:parent-style-name="Heading_20_1">
      <style:text-properties fo:language="en" fo:country="US"/>
    </style:style>
    <style:style style:name="P83" style:family="paragraph" style:parent-style-name="Heading_20_1">
      <style:paragraph-properties fo:break-before="page"/>
      <style:text-properties fo:language="en" fo:country="US"/>
    </style:style>
    <style:style style:name="P84" style:family="paragraph" style:parent-style-name="Heading_20_1">
      <style:paragraph-properties fo:break-before="page"/>
      <style:text-properties fo:language="en" fo:country="US" officeooo:rsid="0011772a" officeooo:paragraph-rsid="0011772a"/>
    </style:style>
    <style:style style:name="P85" style:family="paragraph" style:parent-style-name="Heading_20_1">
      <style:paragraph-properties fo:break-before="page"/>
      <style:text-properties fo:language="en" fo:country="US" officeooo:rsid="001032fa" officeooo:paragraph-rsid="001032fa"/>
    </style:style>
    <style:style style:name="P86" style:family="paragraph" style:parent-style-name="Contents_20_Heading">
      <style:text-properties fo:language="en" fo:country="US"/>
    </style:style>
    <style:style style:name="P87" style:family="paragraph" style:parent-style-name="Heading_20_2">
      <style:text-properties fo:language="en" fo:country="US"/>
    </style:style>
    <style:style style:name="P88" style:family="paragraph" style:parent-style-name="Heading_20_2">
      <style:text-properties fo:language="en" fo:country="US" officeooo:paragraph-rsid="0010ee0c"/>
    </style:style>
    <style:style style:name="P89" style:family="paragraph" style:parent-style-name="Heading_20_3">
      <style:text-properties fo:language="en" fo:country="US"/>
    </style:style>
    <style:style style:name="P90" style:family="paragraph" style:parent-style-name="Heading_20_3">
      <style:text-properties fo:language="en" fo:country="US" officeooo:rsid="00344895" officeooo:paragraph-rsid="00344895"/>
    </style:style>
    <style:style style:name="P91" style:family="paragraph" style:parent-style-name="Heading_20_3">
      <style:text-properties fo:language="en" fo:country="US" officeooo:rsid="002702bc" officeooo:paragraph-rsid="002702bc"/>
    </style:style>
    <style:style style:name="P92" style:family="paragraph" style:parent-style-name="Table_20_Contents">
      <style:text-properties style:font-name="Nimbus Sans L1" fo:language="en" fo:country="US" officeooo:rsid="00199bcf" officeooo:paragraph-rsid="00199bcf"/>
    </style:style>
    <style:style style:name="P93" style:family="paragraph" style:parent-style-name="Table_20_Contents">
      <style:text-properties style:font-name="Nimbus Sans L1" fo:language="en" fo:country="US" officeooo:rsid="0038c42a" officeooo:paragraph-rsid="0038c42a"/>
    </style:style>
    <style:style style:name="P94" style:family="paragraph" style:parent-style-name="Table_20_Contents">
      <style:text-properties style:font-name="Nimbus Sans L1" fo:language="en" fo:country="US" officeooo:rsid="001b8e40" officeooo:paragraph-rsid="001b8e40"/>
    </style:style>
    <style:style style:name="P95" style:family="paragraph" style:parent-style-name="Table_20_Contents">
      <style:text-properties style:font-name="Nimbus Sans L1" fo:language="en" fo:country="US" officeooo:rsid="003b933d" officeooo:paragraph-rsid="003b933d"/>
    </style:style>
    <style:style style:name="P96" style:family="paragraph" style:parent-style-name="Table_20_Heading">
      <style:text-properties style:font-name="Nimbus Sans L1" fo:language="en" fo:country="US" officeooo:rsid="00199bcf" officeooo:paragraph-rsid="00199bcf"/>
    </style:style>
    <style:style style:name="P97" style:family="paragraph" style:parent-style-name="Table_20_Heading">
      <style:text-properties style:font-name="Nimbus Sans L1" fo:language="en" fo:country="US" officeooo:rsid="001b8e40" officeooo:paragraph-rsid="001b8e40"/>
    </style:style>
    <style:style style:name="P98" style:family="paragraph" style:parent-style-name="Preformatted_20_Text">
      <style:text-properties style:font-name="Courier 10 Pitch" fo:language="en" fo:country="US" officeooo:rsid="0038c42a" officeooo:paragraph-rsid="0038c42a"/>
    </style:style>
    <style:style style:name="P99" style:family="paragraph" style:parent-style-name="Preformatted_20_Text">
      <style:text-properties style:font-name="Courier 10 Pitch" fo:language="en" fo:country="US" officeooo:rsid="00199bcf" officeooo:paragraph-rsid="00199bcf"/>
    </style:style>
    <style:style style:name="P100" style:family="paragraph" style:parent-style-name="Preformatted_20_Text">
      <style:text-properties style:font-name="Courier 10 Pitch" fo:language="en" fo:country="US" officeooo:rsid="00199bcf" officeooo:paragraph-rsid="0038c42a"/>
    </style:style>
    <style:style style:name="P101" style:family="paragraph" style:parent-style-name="Preformatted_20_Text">
      <style:text-properties style:font-name="Courier 10 Pitch" fo:font-size="8pt" fo:language="en" fo:country="US" officeooo:rsid="003b0eea" officeooo:paragraph-rsid="003b0eea" style:font-size-asian="8pt" style:font-size-complex="8pt"/>
    </style:style>
    <style:style style:name="T1" style:family="text">
      <style:text-properties style:font-name="Nimbus Sans L1" fo:font-weight="bold" officeooo:rsid="003f9058" style:font-weight-asian="bold" style:font-weight-complex="bold"/>
    </style:style>
    <style:style style:name="T2" style:family="text">
      <style:text-properties fo:font-weight="bold" officeooo:rsid="003f9058" style:font-weight-asian="bold" style:font-weight-complex="bold"/>
    </style:style>
    <style:style style:name="T3" style:family="text">
      <style:text-properties fo:font-weight="normal" fo:background-color="#00ff00" style:font-weight-asian="normal" style:font-weight-complex="normal"/>
    </style:style>
    <style:style style:name="T4" style:family="text">
      <style:text-properties fo:font-style="italic" officeooo:rsid="002702bc" style:font-style-asian="italic" style:font-style-complex="italic"/>
    </style:style>
    <style:style style:name="T5" style:family="text">
      <style:text-properties style:font-name="Nimbus Sans L1" fo:language="en" fo:country="US" officeooo:rsid="0015d58a"/>
    </style:style>
    <style:style style:name="T6" style:family="text">
      <style:text-properties fo:color="#800000" style:text-underline-style="none"/>
    </style:style>
    <style:style style:name="T7" style:family="text">
      <style:text-properties fo:color="#800000" style:text-underline-style="none" officeooo:rsid="004eb870"/>
    </style:style>
    <style:style style:name="T8" style:family="text">
      <style:text-properties fo:color="#800000" style:text-underline-style="none" officeooo:rsid="004ec1d1"/>
    </style:style>
    <style:style style:name="T9" style:family="text">
      <style:text-properties style:font-name="Nimbus Sans L1"/>
    </style:style>
    <style:style style:name="T10" style:family="text">
      <style:text-properties style:font-name="Nimbus Sans L1" fo:language="en" fo:country="US"/>
    </style:style>
    <style:style style:name="T11" style:family="text">
      <style:text-properties style:font-name="Nimbus Sans L1" fo:language="en" fo:country="US" fo:font-weight="bold" officeooo:rsid="003f9058" style:font-weight-asian="bold" style:font-weight-complex="bold"/>
    </style:style>
    <style:style style:name="T12" style:family="text">
      <style:text-properties style:font-name="Nimbus Sans L1" fo:language="en" fo:country="US" officeooo:rsid="0015d58a"/>
    </style:style>
    <style:style style:name="T13" style:family="text">
      <style:text-properties style:font-name="Nimbus Sans L1" fo:language="en" fo:country="US" officeooo:rsid="0015a80f"/>
    </style:style>
    <style:style style:name="T14" style:family="text">
      <style:text-properties style:font-name="Nimbus Sans L1" fo:language="en" fo:country="US" officeooo:rsid="0011772a"/>
    </style:style>
    <style:style style:name="T15" style:family="text">
      <style:text-properties style:font-name="Nimbus Sans L1" fo:language="en" fo:country="US" officeooo:rsid="000c9bc3"/>
    </style:style>
    <style:style style:name="T16" style:family="text">
      <style:text-properties style:font-name="Nimbus Sans L1" fo:language="en" fo:country="US" officeooo:rsid="003f9058"/>
    </style:style>
    <style:style style:name="T17" style:family="text">
      <style:text-properties style:font-name="Nimbus Sans L1" fo:language="en" fo:country="US" officeooo:rsid="00422962"/>
    </style:style>
    <style:style style:name="T18" style:family="text">
      <style:text-properties style:font-name="Nimbus Sans L1" fo:font-weight="bold" style:font-weight-asian="bold" style:font-weight-complex="bold"/>
    </style:style>
    <style:style style:name="T19" style:family="text">
      <style:text-properties style:font-name="Nimbus Sans L1" fo:font-weight="bold" officeooo:rsid="003f9058" style:font-weight-asian="bold" style:font-weight-complex="bold"/>
    </style:style>
    <style:style style:name="T20" style:family="text">
      <style:text-properties style:font-name="Nimbus Sans L1" fo:font-weight="normal" style:font-weight-asian="normal" style:font-weight-complex="normal"/>
    </style:style>
    <style:style style:name="T21" style:family="text">
      <style:text-properties style:font-name="Nimbus Sans L1" fo:font-weight="normal" officeooo:rsid="001b8e40" style:font-weight-asian="normal" style:font-weight-complex="normal"/>
    </style:style>
    <style:style style:name="T22" style:family="text">
      <style:text-properties style:font-name="Nimbus Sans L1" fo:font-style="normal" officeooo:rsid="00326ffa" style:font-style-asian="normal" style:font-style-complex="normal"/>
    </style:style>
    <style:style style:name="T23" style:family="text">
      <style:text-properties style:font-name="Nimbus Sans L1" fo:font-style="normal" officeooo:rsid="00344895" style:font-style-asian="normal" style:font-style-complex="normal"/>
    </style:style>
    <style:style style:name="T24" style:family="text">
      <style:text-properties style:font-name="Nimbus Sans L1" officeooo:rsid="004187a2"/>
    </style:style>
    <style:style style:name="T25" style:family="text">
      <style:text-properties style:font-name="Nimbus Sans L1" officeooo:rsid="000c9bc3"/>
    </style:style>
    <style:style style:name="T26" style:family="text">
      <style:text-properties style:font-name="Nimbus Sans L1" officeooo:rsid="003f9058"/>
    </style:style>
    <style:style style:name="T27" style:family="text">
      <style:text-properties style:font-name="Nimbus Sans L1" officeooo:rsid="0015d58a"/>
    </style:style>
    <style:style style:name="T28" style:family="text">
      <style:text-properties style:font-name="Nimbus Sans L1" officeooo:rsid="0015a80f"/>
    </style:style>
    <style:style style:name="T29" style:family="text">
      <style:text-properties style:font-name="Nimbus Sans L1" officeooo:rsid="0011772a"/>
    </style:style>
    <style:style style:name="T30" style:family="text">
      <style:text-properties style:font-name="Nimbus Sans L1" officeooo:rsid="00422962"/>
    </style:style>
    <style:style style:name="T31" style:family="text">
      <style:text-properties fo:font-weight="bold" style:font-weight-asian="bold" style:font-weight-complex="bold"/>
    </style:style>
    <style:style style:name="T32" style:family="text">
      <style:text-properties fo:font-weight="bold" officeooo:rsid="003f9058" style:font-weight-asian="bold" style:font-weight-complex="bold"/>
    </style:style>
    <style:style style:name="T33" style:family="text">
      <style:text-properties fo:font-weight="bold" officeooo:rsid="0039c5b2" style:font-weight-asian="bold" style:font-weight-complex="bold"/>
    </style:style>
    <style:style style:name="T34" style:family="text">
      <style:text-properties fo:font-weight="bold" officeooo:rsid="00398385" style:font-weight-asian="bold" style:font-weight-complex="bold"/>
    </style:style>
    <style:style style:name="T35" style:family="text">
      <style:text-properties fo:font-weight="bold" fo:background-color="#00ff00" style:font-weight-asian="bold" style:font-weight-complex="bold"/>
    </style:style>
    <style:style style:name="T36" style:family="text">
      <style:text-properties officeooo:rsid="000e46e3"/>
    </style:style>
    <style:style style:name="T37" style:family="text">
      <style:text-properties officeooo:rsid="000c9bc3"/>
    </style:style>
    <style:style style:name="T38" style:family="text">
      <style:text-properties fo:font-style="italic" style:font-style-asian="italic" style:font-style-complex="italic"/>
    </style:style>
    <style:style style:name="T39" style:family="text">
      <style:text-properties fo:font-style="italic" officeooo:rsid="00265796" style:font-style-asian="italic" style:font-style-complex="italic"/>
    </style:style>
    <style:style style:name="T40" style:family="text">
      <style:text-properties fo:font-style="italic" officeooo:rsid="002702bc" style:font-style-asian="italic" style:font-style-complex="italic"/>
    </style:style>
    <style:style style:name="T41" style:family="text">
      <style:text-properties fo:font-style="italic" officeooo:rsid="00326ffa" style:font-style-asian="italic" style:font-style-complex="italic"/>
    </style:style>
    <style:style style:name="T42" style:family="text">
      <style:text-properties fo:font-weight="normal" fo:background-color="#00ff00" style:font-weight-asian="normal" style:font-weight-complex="normal"/>
    </style:style>
    <style:style style:name="T43" style:family="text">
      <style:text-properties fo:font-weight="normal" officeooo:rsid="000c9bc3" fo:background-color="#00ff00" style:font-weight-asian="normal" style:font-weight-complex="normal"/>
    </style:style>
    <style:style style:name="T44" style:family="text">
      <style:text-properties fo:font-weight="normal" style:font-weight-asian="normal" style:font-weight-complex="normal"/>
    </style:style>
    <style:style style:name="T45" style:family="text">
      <style:text-properties officeooo:rsid="0010ee0c"/>
    </style:style>
    <style:style style:name="T46" style:family="text">
      <style:text-properties fo:language="en" fo:country="US"/>
    </style:style>
    <style:style style:name="T47" style:family="text">
      <style:text-properties fo:language="en" fo:country="US" fo:font-weight="bold" style:font-weight-asian="bold" style:font-weight-complex="bold"/>
    </style:style>
    <style:style style:name="T48" style:family="text">
      <style:text-properties fo:language="en" fo:country="US" officeooo:rsid="002b29e7"/>
    </style:style>
    <style:style style:name="T49" style:family="text">
      <style:text-properties fo:language="en" fo:country="US" officeooo:rsid="002c98ed"/>
    </style:style>
    <style:style style:name="T50" style:family="text">
      <style:text-properties fo:language="en" fo:country="US" officeooo:rsid="00344895"/>
    </style:style>
    <style:style style:name="T51" style:family="text">
      <style:text-properties officeooo:rsid="0017be2e"/>
    </style:style>
    <style:style style:name="T52" style:family="text">
      <style:text-properties style:font-name="Courier 10 Pitch"/>
    </style:style>
    <style:style style:name="T53" style:family="text">
      <style:text-properties style:font-name="Courier 10 Pitch" officeooo:rsid="00265796"/>
    </style:style>
    <style:style style:name="T54" style:family="text">
      <style:text-properties style:font-name="Courier 10 Pitch" fo:font-weight="normal" style:font-weight-asian="normal" style:font-weight-complex="normal"/>
    </style:style>
    <style:style style:name="T55" style:family="text">
      <style:text-properties style:font-name="Courier 10 Pitch" fo:font-weight="normal" officeooo:rsid="002702bc" style:font-weight-asian="normal" style:font-weight-complex="normal"/>
    </style:style>
    <style:style style:name="T56" style:family="text">
      <style:text-properties style:font-name="Courier 10 Pitch" officeooo:rsid="002702bc"/>
    </style:style>
    <style:style style:name="T57" style:family="text">
      <style:text-properties style:font-name="Courier 10 Pitch" fo:font-style="normal" style:font-style-asian="normal" style:font-style-complex="normal"/>
    </style:style>
    <style:style style:name="T58" style:family="text">
      <style:text-properties style:font-name="Courier 10 Pitch" fo:font-style="normal" officeooo:rsid="00326ffa" style:font-style-asian="normal" style:font-style-complex="normal"/>
    </style:style>
    <style:style style:name="T59" style:family="text">
      <style:text-properties style:font-name="Courier 10 Pitch" fo:font-style="normal" officeooo:rsid="0039c5b2" style:font-style-asian="normal" style:font-style-complex="normal"/>
    </style:style>
    <style:style style:name="T60" style:family="text">
      <style:text-properties style:font-name="Courier 10 Pitch" fo:font-size="10pt" fo:language="en" fo:country="US" fo:font-weight="bold" style:font-size-asian="10pt" style:font-weight-asian="bold" style:font-size-complex="10pt" style:font-weight-complex="bold"/>
    </style:style>
    <style:style style:name="T61" style:family="text">
      <style:text-properties style:font-name="Courier 10 Pitch" fo:font-size="10pt" fo:language="en" fo:country="US" fo:font-weight="bold" officeooo:rsid="0038c42a" style:font-size-asian="10pt" style:font-weight-asian="bold" style:font-size-complex="10pt" style:font-weight-complex="bold"/>
    </style:style>
    <style:style style:name="T62" style:family="text">
      <style:text-properties style:font-name="Courier 10 Pitch" fo:font-size="10pt" fo:font-weight="bold" style:font-size-asian="10pt" style:font-weight-asian="bold" style:font-size-complex="10pt" style:font-weight-complex="bold"/>
    </style:style>
    <style:style style:name="T63" style:family="text">
      <style:text-properties style:font-name="Courier 10 Pitch" fo:font-size="10pt" fo:font-weight="bold" officeooo:rsid="0038c42a" style:font-size-asian="10pt" style:font-weight-asian="bold" style:font-size-complex="10pt" style:font-weight-complex="bold"/>
    </style:style>
    <style:style style:name="T64" style:family="text">
      <style:text-properties style:font-name="Courier 10 Pitch" officeooo:rsid="0039c5b2"/>
    </style:style>
    <style:style style:name="T65" style:family="text">
      <style:text-properties style:font-name="Courier 10 Pitch" fo:font-style="italic" officeooo:rsid="00326ffa" style:font-style-asian="italic" style:font-style-complex="italic"/>
    </style:style>
    <style:style style:name="T66" style:family="text">
      <style:text-properties style:font-name="Courier 10 Pitch" fo:language="en" fo:country="US"/>
    </style:style>
    <style:style style:name="T67" style:family="text">
      <style:text-properties style:font-name="Courier 10 Pitch" fo:language="en" fo:country="US" fo:font-style="normal" style:font-style-asian="normal" style:font-style-complex="normal"/>
    </style:style>
    <style:style style:name="T68" style:family="text">
      <style:text-properties style:font-name="Courier 10 Pitch" fo:language="en" fo:country="US" officeooo:rsid="003fda7a"/>
    </style:style>
    <style:style style:name="T69" style:family="text">
      <style:text-properties style:font-name="Courier 10 Pitch" officeooo:rsid="003fda7a"/>
    </style:style>
    <style:style style:name="T70" style:family="text">
      <style:text-properties style:font-name="Nimbis Sans L" fo:language="en" fo:country="US" fo:font-style="italic" style:font-style-asian="italic" style:font-style-complex="italic"/>
    </style:style>
    <style:style style:name="T71" style:family="text">
      <style:text-properties style:font-name="Nimbis Sans L" fo:font-style="italic" style:font-style-asian="italic" style:font-style-complex="italic"/>
    </style:style>
    <style:style style:name="T72" style:family="text">
      <style:text-properties officeooo:rsid="001b8e40"/>
    </style:style>
    <style:style style:name="T73" style:family="text">
      <style:text-properties officeooo:rsid="00265796"/>
    </style:style>
    <style:style style:name="T74" style:family="text">
      <style:text-properties officeooo:rsid="002702bc"/>
    </style:style>
    <style:style style:name="T75" style:family="text">
      <style:text-properties fo:font-style="normal" officeooo:rsid="002702bc" style:font-style-asian="normal" style:font-style-complex="normal"/>
    </style:style>
    <style:style style:name="T76" style:family="text">
      <style:text-properties fo:font-style="normal" officeooo:rsid="00326ffa" style:font-style-asian="normal" style:font-style-complex="normal"/>
    </style:style>
    <style:style style:name="T77" style:family="text">
      <style:text-properties fo:font-style="normal" officeooo:rsid="0039c5b2" style:font-style-asian="normal" style:font-style-complex="normal"/>
    </style:style>
    <style:style style:name="T78" style:family="text">
      <style:text-properties officeooo:rsid="002b29e7"/>
    </style:style>
    <style:style style:name="T79" style:family="text">
      <style:text-properties officeooo:rsid="002e4b64"/>
    </style:style>
    <style:style style:name="T80" style:family="text">
      <style:text-properties officeooo:rsid="00307d03"/>
    </style:style>
    <style:style style:name="T81" style:family="text">
      <style:text-properties officeooo:rsid="00326ffa"/>
    </style:style>
    <style:style style:name="T82" style:family="text">
      <style:text-properties officeooo:rsid="003766a7"/>
    </style:style>
    <style:style style:name="T83" style:family="text">
      <style:text-properties officeooo:rsid="00389651"/>
    </style:style>
    <style:style style:name="T84" style:family="text">
      <style:text-properties officeooo:rsid="00398385"/>
    </style:style>
    <style:style style:name="T85" style:family="text">
      <style:text-properties officeooo:rsid="0039c5b2"/>
    </style:style>
    <style:style style:name="T86" style:family="text">
      <style:text-properties officeooo:rsid="003a8e4b"/>
    </style:style>
    <style:style style:name="T87" style:family="text">
      <style:text-properties officeooo:rsid="003f9058"/>
    </style:style>
    <style:style style:name="T88" style:family="text">
      <style:text-properties officeooo:rsid="003fda7a"/>
    </style:style>
    <style:style style:name="T89" style:family="text">
      <style:text-properties officeooo:rsid="00429c13"/>
    </style:style>
    <style:style style:name="T90" style:family="text">
      <style:text-properties officeooo:rsid="0050e34f"/>
    </style:style>
    <style:style style:name="T91" style:family="text">
      <style:text-properties officeooo:rsid="002c98ed"/>
    </style:style>
    <style:style style:name="T92" style:family="text">
      <style:text-properties officeooo:rsid="00344895"/>
    </style:style>
    <style:style style:name="T93" style:family="text">
      <style:text-properties officeooo:rsid="0053b1de"/>
    </style:style>
    <style:style style:name="T94" style:family="text">
      <style:text-properties officeooo:rsid="0054fa9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51073456" text:id="ct51073456">
          <text:deletion>
            <office:change-info>
              <dc:creator>Florido Paganelli</dc:creator>
              <dc:date>2014-06-04T18:52:00</dc:date>
            </office:change-info>
            <text:p text:style-name="P1">SHOULD</text:p>
          </text:deletion>
        </text:changed-region>
        <text:changed-region xml:id="ct47956208" text:id="ct47956208">
          <text:insertion>
            <office:change-info>
              <dc:creator>Florido Paganelli</dc:creator>
              <dc:date>2014-06-04T18:52:00</dc:date>
            </office:change-info>
          </text:insertion>
        </text:changed-region>
        <text:changed-region xml:id="ct140530807797712" text:id="ct140530807797712">
          <text:deletion>
            <office:change-info>
              <dc:creator>Florido Paganelli</dc:creator>
              <dc:date>2014-06-04T18:52:00</dc:date>
            </office:change-info>
            <text:p text:style-name="P1">SHOULD</text:p>
          </text:deletion>
        </text:changed-region>
        <text:changed-region xml:id="ct140530807694096" text:id="ct140530807694096">
          <text:insertion>
            <office:change-info>
              <dc:creator>Florido Paganelli</dc:creator>
              <dc:date>2014-06-04T18:52:00</dc:date>
            </office:change-info>
          </text:insertion>
        </text:changed-region>
        <text:changed-region xml:id="ct47727824" text:id="ct47727824">
          <text:deletion>
            <office:change-info>
              <dc:creator>Florido Paganelli</dc:creator>
              <dc:date>2014-06-04T15:06:00</dc:date>
            </office:change-info>
            <text:p text:style-name="P1">in</text:p>
          </text:deletion>
        </text:changed-region>
        <text:changed-region xml:id="ct140530807689104" text:id="ct140530807689104">
          <text:insertion>
            <office:change-info>
              <dc:creator>Florido Paganelli</dc:creator>
              <dc:date>2014-06-04T19:04:00</dc:date>
            </office:change-info>
          </text:insertion>
        </text:changed-region>
        <text:changed-region xml:id="ct47576880" text:id="ct47576880">
          <text:insertion>
            <office:change-info>
              <dc:creator>Florido Paganelli</dc:creator>
              <dc:date>2014-06-04T15:06:00</dc:date>
            </office:change-info>
          </text:insertion>
        </text:changed-region>
        <text:changed-region xml:id="ct140530807797296" text:id="ct140530807797296">
          <text:insertion>
            <office:change-info>
              <dc:creator>Florido Paganelli</dc:creator>
              <dc:date>2014-06-04T18:53:00</dc:date>
            </office:change-info>
          </text:insertion>
        </text:changed-region>
        <text:changed-region xml:id="ct44424928" text:id="ct44424928">
          <text:insertion>
            <office:change-info>
              <dc:creator>Florido Paganelli</dc:creator>
              <dc:date>2014-06-04T15:07:00</dc:date>
            </office:change-info>
          </text:insertion>
        </text:changed-region>
        <text:changed-region xml:id="ct47931760" text:id="ct47931760">
          <text:insertion>
            <office:change-info>
              <dc:creator>Florido Paganelli</dc:creator>
              <dc:date>2014-06-04T15:08:00</dc:date>
            </office:change-info>
          </text:insertion>
        </text:changed-region>
        <text:changed-region xml:id="ct42402688" text:id="ct42402688">
          <text:insertion>
            <office:change-info>
              <dc:creator>Florido Paganelli</dc:creator>
              <dc:date>2014-06-03T13:18:00</dc:date>
            </office:change-info>
          </text:insertion>
        </text:changed-region>
        <text:changed-region xml:id="ct42426864" text:id="ct42426864">
          <text:insertion>
            <office:change-info>
              <dc:creator>Florido Paganelli</dc:creator>
              <dc:date>2014-06-03T13:18:00</dc:date>
            </office:change-info>
          </text:insertion>
        </text:changed-region>
        <text:changed-region xml:id="ct42427056" text:id="ct42427056">
          <text:deletion>
            <office:change-info>
              <dc:creator>Florido Paganelli</dc:creator>
              <dc:date>2014-06-03T13:18:00</dc:date>
            </office:change-info>
            <text:p text:style-name="P2"><text:span text:style-name="T1">MANDATORY</text:span></text:p>
          </text:deletion>
        </text:changed-region>
        <text:changed-region xml:id="ct42434656" text:id="ct42434656">
          <text:insertion>
            <office:change-info>
              <dc:creator>Florido Paganelli</dc:creator>
              <dc:date>2014-06-03T13:19:00</dc:date>
            </office:change-info>
          </text:insertion>
        </text:changed-region>
        <text:changed-region xml:id="ct42371824" text:id="ct42371824">
          <text:insertion>
            <office:change-info>
              <dc:creator>Florido Paganelli</dc:creator>
              <dc:date>2014-06-03T13:19:00</dc:date>
            </office:change-info>
          </text:insertion>
        </text:changed-region>
        <text:changed-region xml:id="ct42428752" text:id="ct42428752">
          <text:deletion>
            <office:change-info>
              <dc:creator>Florido Paganelli</dc:creator>
              <dc:date>2014-06-03T13:19:00</dc:date>
            </office:change-info>
            <text:p text:style-name="P3"><text:span text:style-name="T2">NOT MANDATORY</text:span></text:p>
          </text:deletion>
        </text:changed-region>
        <text:changed-region xml:id="ct140530793855808" text:id="ct140530793855808">
          <text:insertion>
            <office:change-info>
              <dc:creator>Florido Paganelli</dc:creator>
              <dc:date>2014-06-04T18:58:00</dc:date>
            </office:change-info>
          </text:insertion>
        </text:changed-region>
        <text:changed-region xml:id="ct140530802451552" text:id="ct140530802451552">
          <text:deletion>
            <office:change-info>
              <dc:creator>Florido Paganelli</dc:creator>
              <dc:date>2014-06-04T18:58:00</dc:date>
            </office:change-info>
            <text:p text:style-name="P4"><text:span text:style-name="T3">minumum</text:span></text:p>
          </text:deletion>
        </text:changed-region>
        <text:changed-region xml:id="ct42244640" text:id="ct42244640">
          <text:insertion>
            <office:change-info>
              <dc:creator>Florido Paganelli</dc:creator>
              <dc:date>2014-06-03T13:22:00</dc:date>
            </office:change-info>
          </text:insertion>
        </text:changed-region>
        <text:changed-region xml:id="ct42402880" text:id="ct42402880">
          <text:deletion>
            <office:change-info>
              <dc:creator>Florido Paganelli</dc:creator>
              <dc:date>2014-06-03T13:21:00</dc:date>
            </office:change-info>
            <text:p text:style-name="P5">should</text:p>
          </text:deletion>
        </text:changed-region>
        <text:changed-region xml:id="ct42368736" text:id="ct42368736">
          <text:insertion>
            <office:change-info>
              <dc:creator>Florido Paganelli</dc:creator>
              <dc:date>2014-06-03T13:22:00</dc:date>
            </office:change-info>
          </text:insertion>
        </text:changed-region>
        <text:changed-region xml:id="ct42400400" text:id="ct42400400">
          <text:insertion>
            <office:change-info>
              <dc:creator>Florido Paganelli</dc:creator>
              <dc:date>2014-06-03T13:24:00</dc:date>
            </office:change-info>
          </text:insertion>
        </text:changed-region>
        <text:changed-region xml:id="ct42364656" text:id="ct42364656">
          <text:insertion>
            <office:change-info>
              <dc:creator>Florido Paganelli</dc:creator>
              <dc:date>2014-06-03T13:23:00</dc:date>
            </office:change-info>
          </text:insertion>
        </text:changed-region>
        <text:changed-region xml:id="ct42428048" text:id="ct42428048">
          <text:deletion>
            <office:change-info>
              <dc:creator>Florido Paganelli</dc:creator>
              <dc:date>2014-06-03T14:41:00</dc:date>
            </office:change-info>
            <text:p text:style-name="P6">Decision:</text:p>
          </text:deletion>
        </text:changed-region>
        <text:changed-region xml:id="ct49442816" text:id="ct49442816">
          <text:format-change>
            <office:change-info>
              <dc:creator>Florido Paganelli</dc:creator>
              <dc:date>2014-06-03T14:41:00</dc:date>
            </office:change-info>
          </text:format-change>
        </text:changed-region>
        <text:changed-region xml:id="ct42403744" text:id="ct42403744">
          <text:deletion>
            <office:change-info>
              <dc:creator>Florido Paganelli</dc:creator>
              <dc:date>2014-06-03T14:41:00</dc:date>
            </office:change-info>
            <text:p text:style-name="P6">will</text:p>
          </text:deletion>
        </text:changed-region>
        <text:changed-region xml:id="ct42403936" text:id="ct42403936">
          <text:insertion>
            <office:change-info>
              <dc:creator>Florido Paganelli</dc:creator>
              <dc:date>2014-06-03T14:41:00</dc:date>
            </office:change-info>
          </text:insertion>
        </text:changed-region>
        <text:changed-region xml:id="ct45296016" text:id="ct45296016">
          <text:format-change>
            <office:change-info>
              <dc:creator>Florido Paganelli</dc:creator>
              <dc:date>2014-06-03T14:41:00</dc:date>
            </office:change-info>
          </text:format-change>
        </text:changed-region>
        <text:changed-region xml:id="ct42393040" text:id="ct42393040">
          <text:insertion>
            <office:change-info>
              <dc:creator>Florido Paganelli</dc:creator>
              <dc:date>2014-06-03T14:41:00</dc:date>
            </office:change-info>
          </text:insertion>
        </text:changed-region>
        <text:changed-region xml:id="ct42393232" text:id="ct42393232">
          <text:deletion>
            <office:change-info>
              <dc:creator>Florido Paganelli</dc:creator>
              <dc:date>2014-06-03T14:41:00</dc:date>
            </office:change-info>
            <text:p text:style-name="P6">as</text:p>
          </text:deletion>
        </text:changed-region>
        <text:changed-region xml:id="ct49062048" text:id="ct49062048">
          <text:format-change>
            <office:change-info>
              <dc:creator>Florido Paganelli</dc:creator>
              <dc:date>2014-06-03T14:41:00</dc:date>
            </office:change-info>
          </text:format-change>
        </text:changed-region>
        <text:changed-region xml:id="ct48561536" text:id="ct48561536">
          <text:insertion>
            <office:change-info>
              <dc:creator>Florido Paganelli</dc:creator>
              <dc:date>2014-06-04T18:59:00</dc:date>
            </office:change-info>
          </text:insertion>
        </text:changed-region>
        <text:changed-region xml:id="ct47862352" text:id="ct47862352">
          <text:deletion>
            <office:change-info>
              <dc:creator>Florido Paganelli</dc:creator>
              <dc:date>2014-06-04T18:58:00</dc:date>
            </office:change-info>
            <text:p text:style-name="P6"><text:s/></text:p>
          </text:deletion>
        </text:changed-region>
        <text:changed-region xml:id="ct42407968" text:id="ct42407968">
          <text:deletion>
            <office:change-info>
              <dc:creator>Florido Paganelli</dc:creator>
              <dc:date>2014-06-03T14:41:00</dc:date>
            </office:change-info>
            <text:p text:style-name="P6">, they must be officially registered</text:p>
          </text:deletion>
        </text:changed-region>
        <text:changed-region xml:id="ct42407776" text:id="ct42407776">
          <text:deletion>
            <office:change-info>
              <dc:creator>Florido Paganelli</dc:creator>
              <dc:date>2014-06-03T14:42:00</dc:date>
            </office:change-info>
            <text:p text:style-name="P6">in some cases</text:p>
          </text:deletion>
        </text:changed-region>
        <text:changed-region xml:id="ct50958688" text:id="ct50958688">
          <text:format-change>
            <office:change-info>
              <dc:creator>Florido Paganelli</dc:creator>
              <dc:date>2014-06-03T14:41:00</dc:date>
            </office:change-info>
          </text:format-change>
        </text:changed-region>
        <text:changed-region xml:id="ct42366192" text:id="ct42366192">
          <text:insertion>
            <office:change-info>
              <dc:creator>Florido Paganelli</dc:creator>
              <dc:date>2014-06-03T13:27:00</dc:date>
            </office:change-info>
          </text:insertion>
        </text:changed-region>
        <text:changed-region xml:id="ct42368112" text:id="ct42368112">
          <text:insertion>
            <office:change-info>
              <dc:creator>Florido Paganelli</dc:creator>
              <dc:date>2014-06-03T13:28:00</dc:date>
            </office:change-info>
          </text:insertion>
        </text:changed-region>
        <text:changed-region xml:id="ct49699472" text:id="ct49699472">
          <text:insertion>
            <office:change-info>
              <dc:creator>Florido Paganelli</dc:creator>
              <dc:date>2014-06-04T18:59:00</dc:date>
            </office:change-info>
          </text:insertion>
        </text:changed-region>
        <text:changed-region xml:id="ct49673104" text:id="ct49673104">
          <text:deletion>
            <office:change-info>
              <dc:creator>Florido Paganelli</dc:creator>
              <dc:date>2014-06-04T18:59:00</dc:date>
            </office:change-info>
            <text:p text:style-name="P7"><text:span text:style-name="T4"><text:s/>.</text:span></text:p>
          </text:deletion>
        </text:changed-region>
        <text:changed-region xml:id="ct42461120" text:id="ct42461120">
          <text:insertion>
            <office:change-info>
              <dc:creator>Florido Paganelli</dc:creator>
              <dc:date>2014-06-03T13:31:00</dc:date>
            </office:change-info>
          </text:insertion>
        </text:changed-region>
        <text:changed-region xml:id="ct42462016" text:id="ct42462016">
          <text:insertion>
            <office:change-info>
              <dc:creator>Florido Paganelli</dc:creator>
              <dc:date>2014-06-03T13:32:00</dc:date>
            </office:change-info>
          </text:insertion>
        </text:changed-region>
        <text:changed-region xml:id="ct42462864" text:id="ct42462864">
          <text:insertion>
            <office:change-info>
              <dc:creator>Florido Paganelli</dc:creator>
              <dc:date>2014-06-03T13:30:00</dc:date>
            </office:change-info>
          </text:insertion>
        </text:changed-region>
        <text:changed-region xml:id="ct42464224" text:id="ct42464224">
          <text:insertion>
            <office:change-info>
              <dc:creator>Florido Paganelli</dc:creator>
              <dc:date>2014-06-03T13:33:00</dc:date>
            </office:change-info>
          </text:insertion>
        </text:changed-region>
        <text:changed-region xml:id="ct42464480" text:id="ct42464480">
          <text:deletion>
            <office:change-info>
              <dc:creator>Florido Paganelli</dc:creator>
              <dc:date>2014-06-03T13:33:00</dc:date>
            </office:change-info>
            <text:p text:style-name="P8"><text:span text:style-name="T5">deletion</text:span></text:p>
          </text:deletion>
        </text:changed-region>
        <text:changed-region xml:id="ct42506992" text:id="ct42506992">
          <text:insertion>
            <office:change-info>
              <dc:creator>Florido Paganelli</dc:creator>
              <dc:date>2014-06-03T13:33:00</dc:date>
            </office:change-info>
          </text:insertion>
        </text:changed-region>
        <text:changed-region xml:id="ct42508640" text:id="ct42508640">
          <text:insertion>
            <office:change-info>
              <dc:creator>Florido Paganelli</dc:creator>
              <dc:date>2014-06-03T13:34:00</dc:date>
            </office:change-info>
          </text:insertion>
        </text:changed-region>
        <text:changed-region xml:id="ct140530801857536" text:id="ct140530801857536">
          <text:insertion>
            <office:change-info>
              <dc:creator>Florido Paganelli</dc:creator>
              <dc:date>2014-06-04T19: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OGF GLUE2 Enumerations <text:span text:style-name="T80">p</text:span>rocedures and best practices</text:p>
      <text:p text:style-name="P24"><text:span text:style-name="T10">Author: Florido Paganelli </text:span><text:a xlink:type="simple" xlink:href="mailto:florido.paganelli@hep.lu.se"><text:span text:style-name="T46">florido.paganelli@hep.lu.se</text:span></text:a></text:p>
      <text:p text:style-name="P39">Version: 1.0<text:span text:style-name="T89">rc2</text:span></text:p>
      <text:p text:style-name="P38">Last revision: 2014-<text:span text:style-name="T82">06-04</text:span></text:p>
      <text:h text:style-name="P82" text:outline-level="1"><text:bookmark-start text:name="__RefHeading__2717_266538220"/>Introduction<text:bookmark-end text:name="__RefHeading__2717_266538220"/></text:h>
      <text:p text:style-name="P4">This <text:span text:style-name="T36">work is an attempt to summarize and generalize the usage of Open Enumerations in GLUE2, and an attempt to set some rules on how the management of these should be carried on.</text:span></text:p>
      <text:p text:style-name="P37">The key words ‘MUST,” “MUST NOT,” “REQUIRED,” “SHALL,” “SHALL NOT,” “SHOULD,” “SHOULD NOT,” “RECOMMENDED,” “MAY,” and “OPTIONAL” are to be interpreted as described in RFC 2119 (see <text:a xlink:type="simple" xlink:href="http://www.ietf.org/rfc/rfc2119.txt"><text:span text:style-name="Internet_20_link"><text:span text:style-name="T46">http://www.ietf.org/rfc/rfc2119.txt</text:span></text:span></text:a>).</text:p>
      <text:h text:style-name="P87" text:outline-level="2"><text:bookmark-start text:name="__RefHeading__2719_266538220"/><text:span text:style-name="T83">Acknowledgments</text:span>:<text:bookmark-end text:name="__RefHeading__2719_266538220"/></text:h>
      <text:p text:style-name="P29">Thanks to Stephen Burke, David Meredith, Paul Millar and Balazs Konya for kickstart of these ideas and their further development. Thanks to John-Paul Navarro and Shiraz Memon for coordinating this work within the OGF GLUE2 Working Group. </text:p>
      <text:p text:style-name="P2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54"><text:a xlink:type="simple" xlink:href="#__RefHeading__2717_266538220" text:style-name="Index_20_Link" text:visited-style-name="Index_20_Link"><text:span text:style-name="T46">1 Introduction<text:tab/>1</text:span></text:a></text:p>
          <text:p text:style-name="P55"><text:a xlink:type="simple" xlink:href="#__RefHeading__2719_266538220" text:style-name="Index_20_Link" text:visited-style-name="Index_20_Link"><text:span text:style-name="T46">1.1 Acknowledgments:<text:tab/>1</text:span></text:a></text:p>
          <text:p text:style-name="P54"><text:a xlink:type="simple" xlink:href="#__RefHeading__1518_266538220" text:style-name="Index_20_Link" text:visited-style-name="Index_20_Link"><text:span text:style-name="T46">2 Naming schemes<text:tab/>3</text:span></text:a></text:p>
          <text:p text:style-name="P55"><text:a xlink:type="simple" xlink:href="#__RefHeading__2723_266538220" text:style-name="Index_20_Link" text:visited-style-name="Index_20_Link"><text:span text:style-name="T46">2.1 Services:<text:tab/>3</text:span></text:a></text:p>
          <text:p text:style-name="P55"><text:a xlink:type="simple" xlink:href="#__RefHeading__2725_266538220" text:style-name="Index_20_Link" text:visited-style-name="Index_20_Link"><text:span text:style-name="T46">2.2 Interfaces:<text:tab/>3</text:span></text:a></text:p>
          <text:p text:style-name="P55"><text:a xlink:type="simple" xlink:href="#__RefHeading__4496_266538220" text:style-name="Index_20_Link" text:visited-style-name="Index_20_Link"><text:span text:style-name="T46">2.3 Capabilities:<text:tab/>4</text:span></text:a></text:p>
          <text:p text:style-name="P55"><text:a xlink:type="simple" xlink:href="#__RefHeading__1520_266538220" text:style-name="Index_20_Link" text:visited-style-name="Index_20_Link"><text:span text:style-name="T46">2.4 Sorting out special classes of names<text:tab/>4</text:span></text:a></text:p>
          <text:p text:style-name="P56"><text:a xlink:type="simple" xlink:href="#__RefHeading__4498_266538220" text:style-name="Index_20_Link" text:visited-style-name="Index_20_Link"><text:span text:style-name="T46"><text:s/>In case the organization name is unknown/undefined/short-lived<text:tab/>4</text:span></text:a></text:p>
          <text:p text:style-name="P56"><text:a xlink:type="simple" xlink:href="#__RefHeading__4500_266538220" text:style-name="Index_20_Link" text:visited-style-name="Index_20_Link"><text:span text:style-name="T46"><text:s/>Simplified naming for Services with only one Interface<text:tab/>4</text:span></text:a></text:p>
          <text:p text:style-name="P54"><text:a xlink:type="simple" xlink:href="#__RefHeading__2860_266538220" text:style-name="Index_20_Link" text:visited-style-name="Index_20_Link"><text:span text:style-name="T46">3 Requesting new Open Enumerations<text:tab/>5</text:span></text:a></text:p>
          <text:p text:style-name="P54"><text:a xlink:type="simple" xlink:href="#__RefHeading__2831_266538220" text:style-name="Index_20_Link" text:visited-style-name="Index_20_Link"><text:span text:style-name="T46">4 Management of Open Enumerations<text:tab/>6</text:span></text:a></text:p>
          <text:p text:style-name="P55"><text:a xlink:type="simple" xlink:href="#__RefHeading__2833_266538220" text:style-name="Index_20_Link" text:visited-style-name="Index_20_Link"><text:span text:style-name="T46">4.1 Description of Open Enumerations CSV files<text:tab/>6</text:span></text:a></text:p>
          <text:p text:style-name="P55"><text:a xlink:type="simple" xlink:href="#__RefHeading__741_837826211" text:style-name="Index_20_Link" text:visited-style-name="Index_20_Link"><text:span text:style-name="T46">4.2 Statuses<text:tab/>7</text:span></text:a></text:p>
          <text:p text:style-name="P55"><text:soft-page-break/><text:a xlink:type="simple" xlink:href="#__RefHeading__2835_266538220" text:style-name="Index_20_Link" text:visited-style-name="Index_20_Link"><text:span text:style-name="T46">4.3 GLUE2 Working Group Procedures<text:tab/>8</text:span></text:a></text:p>
          <text:p text:style-name="P56"><text:a xlink:type="simple" xlink:href="#__RefHeading__743_837826211" text:style-name="Index_20_Link" text:visited-style-name="Index_20_Link"><text:span text:style-name="T46"><text:s/>Evaluation rules of thumb<text:tab/>8</text:span></text:a></text:p>
        </text:index-body>
      </text:table-of-content>
      <text:h text:style-name="P83" text:outline-level="1"><text:bookmark-start text:name="__RefHeading__1518_266538220"/>Naming scheme<text:span text:style-name="T37">s</text:span><text:bookmark-end text:name="__RefHeading__1518_266538220"/></text:h>
      <text:p text:style-name="P1">The following rules apply:</text:p>
      <text:p text:style-name="P1">1) Every string <text:change text:change-id="ct51073456"/><text:change-start text:change-id="ct47956208"/><text:span text:style-name="T90">is RECOMMENDED to</text:span><text:change-end text:change-id="ct47956208"/> be lowercase.</text:p>
      <text:p text:style-name="P1">2) Clients <text:change text:change-id="ct140530807797712"/><text:change-start text:change-id="ct140530807694096"/><text:span text:style-name="T90">MUST</text:span><text:change-end text:change-id="ct140530807694096"/> consider these strings case-<text:change text:change-id="ct47727824"/>sensitive<text:change-start text:change-id="ct140530807689104"/> <text:span text:style-name="T93">as defined in GFD.147</text:span><text:change-end text:change-id="ct140530807689104"/>.<text:change-start text:change-id="ct47576880"/></text:p>
      <text:p text:style-name="P69">3) <text:change-end text:change-id="ct47576880"/><text:change-start text:change-id="ct140530807797296"/><text:span text:style-name="T90">C</text:span><text:change-end text:change-id="ct140530807797296"/><text:change-start text:change-id="ct44424928"/>ase <text:span text:style-name="T90">MUST NOT be used </text:span>as a way to distinguish strings; <text:change-end text:change-id="ct44424928"/><text:change-start text:change-id="ct47931760"/>in practice, the group will <text:span text:style-name="T90">not accept </text:span>names that only differ in case.<text:change-end text:change-id="ct47931760"/></text:p>
      <text:h text:style-name="P87" text:outline-level="2"><text:bookmark-start text:name="__RefHeading__2723_266538220"/>Services:<text:bookmark-end text:name="__RefHeading__2723_266538220"/></text:h>
      <text:p text:style-name="P70">This applies to the GLUE2 Open Enumeration <text:span text:style-name="T57">ServiceType_t.</text:span></text:p>
      <text:p text:style-name="P1">See also GFD.147, Appendix B.31</text:p>
      <text:p text:style-name="P43">&lt;organization_name&gt;.&lt;product_name&gt;.&lt;service_detail&gt;</text:p>
      <text:p text:style-name="P4">where</text:p>
      <text:p text:style-name="P2"><text:span text:style-name="T52">&lt;organization_name&gt; </text:span><text:span text:style-name="T9"><text:line-break/>is the reversed domain name of the organization</text:span><text:change-start text:change-id="ct42402688"/><text:span text:style-name="T9"> </text:span>which provides or maintains the service <text:span text:style-name="T87">or a reversed domain name associated with the project.</text:span><text:change-end text:change-id="ct42402688"/><text:span text:style-name="T9"><text:line-break/></text:span><text:span text:style-name="T25">Presence: </text:span><text:change-start text:change-id="ct42426864"/><text:span text:style-name="T1">RECOMMENDED</text:span><text:change-end text:change-id="ct42426864"/><text:change text:change-id="ct42427056"/><text:span text:style-name="T9"> for new names</text:span><text:change-start text:change-id="ct42434656"/><text:span text:style-name="T9">. </text:span><text:span text:style-name="T26">Exceptions should be justified.</text:span><text:change-end text:change-id="ct42434656"/></text:p>
      <text:p text:style-name="P18"><text:span text:style-name="T52">&lt;product_name&gt; </text:span><text:line-break/>free form string for product names <text:line-break/><text:span text:style-name="T37">Presence: </text:span><text:span text:style-name="T31">MANDATORY</text:span></text:p>
      <text:p text:style-name="P3"><text:span text:style-name="T52">&lt;service_detail&gt; </text:span><text:line-break/>free form string that <text:span text:style-name="T73">SHOULD</text:span> identify a subservice or a service implementation. <text:span text:style-name="T73">It can contain dots.</text:span><text:line-break/><text:span text:style-name="T37">Presence:</text:span> <text:change-start text:change-id="ct42371824"/><text:span text:style-name="T2">OPTIONAL</text:span><text:change-end text:change-id="ct42371824"/><text:change text:change-id="ct42428752"/><text:line-break/></text:p>
      <text:p text:style-name="P4"><text:span text:style-name="T35">Decision: </text:span><text:change-start text:change-id="ct140530793855808"/><text:span text:style-name="T35">minimum</text:span><text:change-end text:change-id="ct140530793855808"/><text:change text:change-id="ct140530802451552"/><text:span text:style-name="T3"> requirement </text:span><text:span text:style-name="T43">is </text:span></text:p>
      <text:p text:style-name="P43">&lt;organization_name&gt;.&lt;product_name&gt;</text:p>
      <text:p text:style-name="P16"><text:span text:style-name="T73">Examples: </text:span><text:span text:style-name="T53">org.nordugrid.arex, org.glite.ce.cream</text:span></text:p>
      <text:p text:style-name="P5"><text:span text:style-name="T73">E</text:span>xisiting names not following the above rules can be kept, but <text:change-start text:change-id="ct42244640"/><text:span text:style-name="T88">MAY</text:span><text:change-end text:change-id="ct42244640"/><text:change text:change-id="ct42402880"/> be Deprecated<text:change-start text:change-id="ct42368736"/> <text:span text:style-name="T88">to be consistent with recommendations.</text:span><text:change-end text:change-id="ct42368736"/> (see Section <text:bookmark-ref text:reference-format="chapter" text:ref-name="__RefHeading__2833_266538220">4.1</text:bookmark-ref>)</text:p>
      <text:h text:style-name="P87" text:outline-level="2"><text:bookmark-start text:name="__RefHeading__2725_266538220"/>Interfaces:<text:bookmark-end text:name="__RefHeading__2725_266538220"/><text:change-start text:change-id="ct42400400"/></text:h>
      <text:p text:style-name="P71">This applies to the GLUE2 Open Enumeration <text:span text:style-name="T69">InterfaceName</text:span><text:span text:style-name="T57">_t.</text:span><text:change-end text:change-id="ct42400400"/></text:p>
      <text:p text:style-name="P1">GFD.147 Appendix B.18 does not define any clear format. The following should be <text:soft-page-break/>RECOMMENDED:</text:p>
      <text:p text:style-name="P43">&lt;organization_name&gt;.&lt;interface_name&gt;</text:p>
      <text:p text:style-name="P4">where:</text:p>
      <text:p text:style-name="P47"><text:span text:style-name="T52">&lt;organization_name&gt; </text:span><text:line-break/>is the reversed domain name of the organization<text:change-start text:change-id="ct42364656"/> which provides or maintains the service <text:span text:style-name="T87">or a reversed domain name associated with the project.</text:span><text:change-end text:change-id="ct42364656"/><text:line-break/><text:span text:style-name="T37">Presence: </text:span><text:span text:style-name="T31">MANDATORY</text:span> for new names</text:p>
      <text:p text:style-name="P45"><text:span text:style-name="T52">&lt;interface_name&gt;</text:span><text:line-break/>free form string for product names<text:line-break/><text:span text:style-name="T37">Presence:</text:span> <text:span text:style-name="T31">MANDATORY</text:span></text:p>
      <text:p text:style-name="P46"><text:span text:style-name="T31">Examples: </text:span><text:span text:style-name="T54">org.nordugrid.xbes, org.ogf.glue.em</text:span><text:span text:style-name="T55">ies.activitycreation, org.glite.voms</text:span></text:p>
      <text:p text:style-name="P4"/>
      <text:h text:style-name="P87" text:outline-level="2"><text:bookmark-start text:name="__RefHeading__4496_266538220"/>Capabilities:<text:bookmark-end text:name="__RefHeading__4496_266538220"/></text:h>
      <text:p text:style-name="P4"><text:span text:style-name="T73">See GFD.147, appendix B.5, on </text:span><text:span text:style-name="T39">Capability_t</text:span><text:span text:style-name="T73">.</text:span></text:p>
      <text:p text:style-name="P4"/>
      <text:h text:style-name="P87" text:outline-level="2"><text:bookmark-start text:name="__RefHeading__1520_266538220"/><text:span text:style-name="T37">S</text:span>ort<text:span text:style-name="T37">ing</text:span> out special classes of names<text:bookmark-end text:name="__RefHeading__1520_266538220"/></text:h>
      <text:h text:style-name="P89" text:outline-level="3"><text:bookmark-start text:name="__RefHeading__4498_266538220"/>In case the organization name is unknown/undefined/short-lived<text:bookmark-end text:name="__RefHeading__4498_266538220"/></text:h>
      <text:p text:style-name="P4">Use <text:span text:style-name="T37">the reserved prefix:</text:span></text:p>
      <text:p text:style-name="P42"><text:s text:c="3"/>org.ogf.glue.</text:p>
      <text:p text:style-name="P6"><text:change text:change-id="ct42428048"/><text:change-start text:change-id="ct49442816"/><text:s/>org.ogf.glue.* <text:change-end text:change-id="ct49442816"/><text:change text:change-id="ct42403744"/><text:change-start text:change-id="ct42403936"/>SHOULD<text:change-end text:change-id="ct42403936"/><text:change-start text:change-id="ct45296016"/> be used <text:change-end text:change-id="ct45296016"/><text:change-start text:change-id="ct42393040"/>if<text:change-end text:change-id="ct42393040"/><text:change text:change-id="ct42393232"/><text:change-start text:change-id="ct49062048"/> there are issues with domain names<text:change-end text:change-id="ct49062048"/><text:change-start text:change-id="ct48561536"/>.<text:change-end text:change-id="ct48561536"/><text:change text:change-id="ct47862352"/><text:change text:change-id="ct42407968"/><text:change text:change-id="ct42407776"/><text:change-start text:change-id="ct50958688"/>.<text:change-end text:change-id="ct50958688"/></text:p>
      <text:p text:style-name="P4"/>
      <text:p text:style-name="P7"><text:span text:style-name="T74">E</text:span>xample:<text:line-break/>For <text:span text:style-name="T74">EMIR,</text:span> <text:span text:style-name="T74">developed during EMI project that now is over, </text:span><text:span text:style-name="T38">ServiceType_</text:span><text:span text:style-name="T4">t </text:span><text:span text:style-name="T75">is:</text:span><text:span text:style-name="T4"> <text:s text:c="2"/><text:line-break/> <text:s text:c="3"/></text:span><text:span text:style-name="T52">org.ogf.glue.emi</text:span><text:span text:style-name="T56">r</text:span><text:change-start text:change-id="ct42366192"/></text:p>
      <text:p text:style-name="P40"><text:span text:style-name="T74">I</text:span>f <text:change-end text:change-id="ct42366192"/><text:change-start text:change-id="ct42368112"/>a project ends and the product has an orphaned reverse domain name, the name can be kept.<text:change-end text:change-id="ct42368112"/></text:p>
      <text:h text:style-name="P91" text:outline-level="3"><text:bookmark-start text:name="__RefHeading__4500_266538220"/>Simplified naming for Services with only one Interface<text:bookmark-end text:name="__RefHeading__4500_266538220"/></text:h>
      <text:p text:style-name="P7"><text:span text:style-name="T74">A specific Endpoint interface can be bound to a specific Service. In such case, to simplify name creation, </text:span><text:span text:style-name="T4">InterfaceName_t</text:span><text:span text:style-name="T74"> </text:span><text:s/><text:span text:style-name="T74">MAY be the same of a corresponding </text:span><text:span text:style-name="T4">ServiceType_t</text:span><text:change-start text:change-id="ct49699472"/><text:span text:style-name="T4">.</text:span><text:change-end text:change-id="ct49699472"/><text:change text:change-id="ct49673104"/></text:p>
      <text:p text:style-name="P4"><text:soft-page-break/></text:p>
      <text:h text:style-name="P84" text:outline-level="1"><text:bookmark-start text:name="__RefHeading__2860_266538220"/>Requesting new <text:span text:style-name="T79">O</text:span>pen <text:span text:style-name="T79">E</text:span>numerations<text:bookmark-end text:name="__RefHeading__2860_266538220"/></text:h>
      <text:p text:style-name="P34">A community willing to submit new open enumeration MUST:</text:p>
      <text:list xml:id="list3016023791913266260" text:style-name="L1">
        <text:list-item>
          <text:p text:style-name="P60">Provide the following information about the enumeration to be submitted:</text:p>
          <text:list>
            <text:list-item>
              <text:p text:style-name="P66"><text:span text:style-name="T18">Type</text:span><text:span text:style-name="T20"> of the enumeration to be added (i.e. one of the types described in GFD.147, </text:span><text:span text:style-name="T21">Appendix B</text:span><text:span text:style-name="T20">)</text:span></text:p>
            </text:list-item>
            <text:list-item>
              <text:p text:style-name="P67"><text:span text:style-name="T18">Name</text:span><text:span text:style-name="T9"> of the enumeration as in the guidelines in Section 2;</text:span></text:p>
            </text:list-item>
            <text:list-item>
              <text:p text:style-name="P67"><text:span text:style-name="T18">Description</text:span><text:span text:style-name="T9"> of the enumeration. This description is a textual, human readable summary of what the object described by the open enumeration does.</text:span><text:change-start text:change-id="ct42461120"/><text:span text:style-name="T9"> </text:span><text:span text:style-name="T24">It sh</text:span><text:change-end text:change-id="ct42461120"/><text:change-start text:change-id="ct42462016"/><text:span text:style-name="T24">ould be provided in two parts:</text:span><text:change-end text:change-id="ct42462016"/><text:change-start text:change-id="ct42462864"/><text:span text:style-name="T9"> a concise description that will be stored as part of the definition of the enumerated types, and a (usually) longer description that will explain to the WG what the new type is for.</text:span><text:change-end text:change-id="ct42462864"/></text:p>
            </text:list-item>
            <text:list-item>
              <text:p text:style-name="P67"><text:span text:style-name="T18">Reference</text:span><text:span text:style-name="T9"> </text:span><text:span text:style-name="T18">email</text:span><text:span text:style-name="T9"> to be contacted by the OGF group during evaluation of the proposed strings. This email will not be published and will be internal to the group.</text:span></text:p>
            </text:list-item>
          </text:list>
        </text:list-item>
        <text:list-item>
          <text:p text:style-name="P64"><text:span text:style-name="T5">Send the above information to the </text:span><text:span text:style-name="T13">OGF</text:span><text:span text:style-name="T14"> group at the address </text:span><text:a xlink:type="simple" xlink:href="mailto:glue-wg@ogf.org"><text:span text:style-name="T46">glue-wg@ogf.org</text:span></text:a><text:span text:style-name="T5"> with subject “[Enumerations] Request for addition/</text:span><text:change-start text:change-id="ct42464224"/><text:span text:style-name="T17">obsoletion</text:span><text:change-end text:change-id="ct42464224"/><text:change text:change-id="ct42464480"/><text:span text:style-name="T5">/modification”</text:span></text:p>
        </text:list-item>
      </text:list>
      <text:p text:style-name="P80"><text:bookmark-start text:name="__RefHeading__3930_266538220"/><text:span text:style-name="T31">NOTE:</text:span> Requests that are missing the information listed in 1 will be automatically rejected. The proposer will be asked to provide missing information.<text:bookmark-end text:name="__RefHeading__3930_266538220"/></text:p>
      <text:h text:style-name="P85" text:outline-level="1"><text:bookmark-start text:name="__RefHeading__2831_266538220"/>Management of Open Enumerations<text:bookmark-end text:name="__RefHeading__2831_266538220"/></text:h>
      <text:p text:style-name="P26">The group preserves the current list of Open Enumerations in the git repository <text:span text:style-name="T45">at the link</text:span></text:p>
      <text:p text:style-name="P28">https://github.com/OGF-GLUE/Enumerations</text:p>
      <text:p text:style-name="P26"><text:s/>in the form of CSV files. Section <text:bookmark-ref text:reference-format="chapter" text:ref-name="__RefHeading__2833_266538220">4.1</text:bookmark-ref> contains a description of the content of the CSV files.</text:p>
      <text:p text:style-name="P27">The groups keeps them updated using the procedures listed in this document, <text:span text:style-name="T51">defined </text:span>in Section <text:bookmark-ref text:reference-format="chapter" text:ref-name="__RefHeading__2835_266538220">4.3</text:bookmark-ref>.</text:p>
      <text:h text:style-name="P88" text:outline-level="2"><text:bookmark-start text:name="__RefHeading__2833_266538220"/>Description of Open Enumerations CSV files<text:bookmark-end text:name="__RefHeading__2833_266538220"/></text:h>
      <text:p text:style-name="P30">CSV filenames in github are of the form:</text:p>
      <table:table table:name="Table1" table:style-name="Table1">
        <table:table-column table:style-name="Table1.A"/>
        <table:table-column table:style-name="Table1.B"/>
        <table:table-header-rows>
          <table:table-row>
            <table:table-cell table:style-name="Table1.A1" office:value-type="string">
              <text:p text:style-name="P96">Filename</text:p>
            </table:table-cell>
            <table:table-cell table:style-name="Table1.B1" office:value-type="string">
              <text:p text:style-name="P96">Purpose</text:p>
            </table:table-cell>
          </table:table-row>
        </table:table-header-rows>
        <table:table-row>
          <table:table-cell table:style-name="Table1.A2" office:value-type="string">
            <text:p text:style-name="P41">&lt;EnumerationName_t&gt;.csv<text:line-break/><text:span text:style-name="T71">Example:</text:span> ServiceType_t.csv</text:p>
          </table:table-cell>
          <table:table-cell table:style-name="Table1.B2" office:value-type="string">
            <text:p text:style-name="P92">Contains Open Enumerations officially approved by the group.</text:p>
          </table:table-cell>
        </table:table-row>
        <table:table-row>
          <table:table-cell table:style-name="Table1.A2" office:value-type="string">
            <text:p text:style-name="P41">&lt;EnumerationName_t&gt;<text:span text:style-name="T31">-draft</text:span>.csv<text:line-break/><text:span text:style-name="T71">Example:</text:span> ServiceType_t-draft.csv</text:p>
          </table:table-cell>
          <table:table-cell table:style-name="Table1.B2" office:value-type="string">
            <text:p text:style-name="P92">Contains Open Enumerations <text:span text:style-name="T82">approved by the group AND Open Enumerations </text:span>pending approval from the group </text:p>
          </table:table-cell>
        </table:table-row>
      </table:table>
      <text:p text:style-name="P30"/>
      <text:p text:style-name="P30">Records contained in the CSV files are as follows:</text:p>
      <text:list xml:id="list5604689747540142090" text:style-name="L2">
        <text:list-item>
          <text:p text:style-name="P72">The first row always contain the following strings:<text:line-break/><text:span text:style-name="T63">EnumerationType,EnumerationValue</text:span><text:span text:style-name="T62">,Description,Status,</text:span><text:span text:style-name="T63">Recommended, Deprecated</text:span></text:p>
        </text:list-item>
        <text:list-item>
          <text:p text:style-name="P61">Rows from the second on contains the following:</text:p>
        </text:list-item>
      </text:list>
      <table:table table:name="Table2" table:style-name="Table2">
        <table:table-column table:style-name="Table2.A" table:number-columns-repeated="3"/>
        <table:table-header-rows>
          <table:table-row>
            <table:table-cell table:style-name="Table2.A1" office:value-type="string">
              <text:p text:style-name="P96">Field name</text:p>
            </table:table-cell>
            <table:table-cell table:style-name="Table2.A1" office:value-type="string">
              <text:p text:style-name="P96">Purpose</text:p>
            </table:table-cell>
            <table:table-cell table:style-name="Table2.C1" office:value-type="string">
              <text:p text:style-name="P97">Example</text:p>
            </table:table-cell>
          </table:table-row>
        </table:table-header-rows>
        <table:table-row>
          <table:table-cell table:style-name="Table2.A2" office:value-type="string">
            <text:p text:style-name="P44">EnumerationType</text:p>
          </table:table-cell>
          <table:table-cell table:style-name="Table2.A2" office:value-type="string">
            <text:p text:style-name="P93">Enumeration Type name. MUST be the same as in the filename.</text:p>
          </table:table-cell>
          <table:table-cell table:style-name="Table2.C2" office:value-type="string">
            <text:p text:style-name="P98">ServiceType_t</text:p>
          </table:table-cell>
        </table:table-row>
        <table:table-row>
          <table:table-cell table:style-name="Table2.A2" office:value-type="string">
            <text:p text:style-name="P44">EnumerationValue</text:p>
          </table:table-cell>
          <table:table-cell table:style-name="Table2.A2" office:value-type="string">
            <text:p text:style-name="P92">It's the enumeration <text:span text:style-name="T72">value.</text:span></text:p>
          </table:table-cell>
          <table:table-cell table:style-name="Table2.C2" office:value-type="string">
            <text:p text:style-name="P99">org.nordugrid.arex</text:p>
          </table:table-cell>
        </table:table-row>
        <table:table-row>
          <table:table-cell table:style-name="Table2.A2" office:value-type="string">
            <text:p text:style-name="P41">Description</text:p>
          </table:table-cell>
          <table:table-cell table:style-name="Table2.A2" office:value-type="string">
            <text:p text:style-name="P92">Contains <text:span text:style-name="T72">the textual description of the object represented by the enumeration name.</text:span></text:p>
          </table:table-cell>
          <table:table-cell table:style-name="Table2.C2" office:value-type="string">
            <text:p text:style-name="P99">NorduGrid Resource Coupled Execution Service</text:p>
            <text:p text:style-name="P92"/>
          </table:table-cell>
        </table:table-row>
        <table:table-row>
          <table:table-cell table:style-name="Table2.A2" office:value-type="string">
            <text:p text:style-name="P41">Status</text:p>
          </table:table-cell>
          <table:table-cell table:style-name="Table2.A2" office:value-type="string">
            <text:p text:style-name="P94">See discussion below.</text:p>
          </table:table-cell>
          <table:table-cell table:style-name="Table2.C2" office:value-type="string">
            <text:p text:style-name="P99">Recommended</text:p>
          </table:table-cell>
        </table:table-row>
        <table:table-row>
          <table:table-cell table:style-name="Table2.A2" office:value-type="string">
            <text:p text:style-name="P44">Recommended</text:p>
          </table:table-cell>
          <table:table-cell table:style-name="Table2.A2" office:value-type="string">
            <text:p text:style-name="P95">If this field is NOT EMPTY, <text:soft-page-break/>then the contained string SHOULD be used instead of the <text:span text:style-name="T52">EnumerationValue</text:span>.</text:p>
          </table:table-cell>
          <table:table-cell table:style-name="Table2.C2" office:value-type="string">
            <text:p text:style-name="P100">org.nordugrid.arex</text:p>
          </table:table-cell>
        </table:table-row>
        <table:table-row>
          <table:table-cell table:style-name="Table2.A2" office:value-type="string">
            <text:p text:style-name="P44">Deprecates</text:p>
          </table:table-cell>
          <table:table-cell table:style-name="Table2.A2" office:value-type="string">
            <text:p text:style-name="P95">If the field is NOT EMPTY, then the <text:span text:style-name="T52">EnumerationValue</text:span> string SHOULD be used instead of the contained values.</text:p>
          </table:table-cell>
          <table:table-cell table:style-name="Table2.C2" office:value-type="string">
            <text:p text:style-name="P101">org.nordugrid.execution.arex</text:p>
          </table:table-cell>
        </table:table-row>
      </table:table>
      <text:p text:style-name="P31"/>
      <text:h text:style-name="P87" text:outline-level="2"><text:bookmark-start text:name="__RefHeading__741_837826211"/>Statuses<text:bookmark-end text:name="__RefHeading__741_837826211"/></text:h>
      <text:p text:style-name="P32">Terminology:</text:p>
      <text:p text:style-name="P36">Information/<text:span text:style-name="T86">service</text:span> provider = software that produces the GLUE2 entries.</text:p>
      <text:p text:style-name="P36">Information consumers = software that reads some GLUE2 information source.</text:p>
      <text:p text:style-name="P32">Description of Statuses</text:p>
      <text:p text:style-name="P48"><text:span text:style-name="T31">Recommended</text:span>: <text:span text:style-name="T84">The EnumerationValue string should be used in production systems by both service providers and consumers.</text:span></text:p>
      <text:p text:style-name="P50"><text:span text:style-name="T31">Deprecated</text:span>: <text:span text:style-name="T85">The EnumerationValue string SHOULD NOT be used anymore, but is still used in production systems. <text:line-break/>Information providers are advised to change to the value present in the </text:span><text:span text:style-name="T59">Recommended</text:span><text:span text:style-name="T85"> column.<text:line-break/>Information consumers SHOULD temporarily accept or expect both the Deprecated and the Recommended strings.</text:span></text:p>
      <text:p text:style-name="P49"><text:span text:style-name="T34">Obsolete:</text:span><text:span text:style-name="T84"> The string, and possibly the related represented entity, are not used in production anymore and should not be published bu providers or accepted by consumers. This is mainly used for historical record.</text:span><text:change-start text:change-id="ct42506992"/><text:span text:style-name="T84"> It is RECOMMENDED NOT to re-use an Obsolete </text:span><text:change-end text:change-id="ct42506992"/><text:change-start text:change-id="ct42508640"/><text:span text:style-name="T84">name, as it might be reactivated for the same use.</text:span><text:change-end text:change-id="ct42508640"/></text:p>
      <text:p text:style-name="P35"><text:span text:style-name="T64">Status</text:span><text:span text:style-name="T85"> might contain multiple values, represented as multilined fields in the CSV.</text:span></text:p>
      <text:p text:style-name="P51"><text:span text:style-name="T52">Status</text:span> <text:span text:style-name="T31">cannot be </text:span><text:span text:style-name="T44">both Recommended and Deprecated. The only allowed combinations are:</text:span></text:p>
      <text:p text:style-name="P52">“<text:span text:style-name="T31">Recommended Obsolete</text:span>”: <text:span text:style-name="T85">The EnumerationValue string is valid but the type is not in use anymore. Equivalent to </text:span><text:span text:style-name="T33">Obsolete</text:span><text:span text:style-name="T85">.</text:span></text:p>
      <text:p text:style-name="P53">”<text:span text:style-name="T31">Deprecated Obsolete</text:span>”: <text:s/><text:span text:style-name="T85">The EnumerationValue string SHOULD NOT be used anymore. The corresponding item is not used anymore. Information providers </text:span><text:soft-page-break/><text:span text:style-name="T85">SHOULD NOT publish this value, and information consumers SHOULD NOT use it.</text:span></text:p>
      <text:h text:style-name="P87" text:outline-level="2"><text:bookmark-start text:name="__RefHeading__2835_266538220"/>GLUE2 Working Group Procedures<text:bookmark-end text:name="__RefHeading__2835_266538220"/></text:h>
      <text:list xml:id="list465033786376721615" text:style-name="L3">
        <text:list-item>
          <text:p text:style-name="P73"><text:span text:style-name="T78">When a request arrives, a selected member of the group adds the names to &lt;EnumerationType_t&gt;-draft.csv document. </text:span>(<text:span text:style-name="T91">e.g.</text:span> ServiceType_t-<text:span text:style-name="T78">draft</text:span>.csv).<text:line-break/><text:span text:style-name="T81">These values will have no value in the </text:span><text:span text:style-name="T65">Status</text:span><text:span text:style-name="T41"> </text:span><text:span text:style-name="T77">column inside the</text:span><text:span text:style-name="T76"> -draft.csv document.</text:span></text:p>
        </text:list-item>
        <text:list-item>
          <text:p text:style-name="P74">Promptly upon arrival the group decides about the feasibility of adding the values.<text:line-break/>Enumerations in draft state can be used by users but are in the process of being accepted. Consumers can use them at their own risk. <text:line-break/><text:span text:style-name="T81">If the values are accepted, the </text:span><text:span text:style-name="T41">Status </text:span><text:span text:style-name="T76">field SHOULD contain </text:span><text:span text:style-name="T58">Recommended</text:span><text:span text:style-name="T22">. </text:span><text:span text:style-name="T23">Evaluation rules are defined later in this section.</text:span></text:p>
        </text:list-item>
        <text:list-item>
          <text:p text:style-name="P74">As soon as possible, the group decides and merges the -draft files with the official ones.</text:p>
        </text:list-item>
        <text:list-item>
          <text:p text:style-name="P73"><text:span text:style-name="T78">If the above is not possible, at least once </text:span>a year the group meets and <text:span text:style-name="T78">does the merge on all documents. This MUST be a scheduled venue.</text:span></text:p>
        </text:list-item>
      </text:list>
      <text:p text:style-name="P6"/>
      <text:h text:style-name="P90" text:outline-level="3"><text:bookmark-start text:name="__RefHeading__743_837826211"/>Evaluation rules of thumb<text:bookmark-end text:name="__RefHeading__743_837826211"/></text:h>
      <text:list xml:id="list5374723187231693439" text:style-name="L4">
        <text:list-item>
          <text:p text:style-name="P75"><text:span text:style-name="T94">Check namespace: if it uses a DNS-style name the requester </text:span><text:change-start text:change-id="ct140530801857536"/><text:span text:style-name="T94">MUST </text:span><text:change-end text:change-id="ct140530801857536"/><text:span text:style-name="T94">reasonably justify relating it to that domain, i.e. MUST be either the domain of a relevant project or is it clearly related to a standard service provided by that project. See also Section </text:span><text:span text:style-name="T94"><text:bookmark-ref text:reference-format="chapter" text:ref-name="__RefHeading__1518_266538220">2</text:bookmark-ref></text:span><text:span text:style-name="T94">.</text:span></text:p>
        </text:list-item>
        <text:list-item>
          <text:p text:style-name="P75">Checking that we don't already have something suitable in the existing list.</text:p>
        </text:list-item>
        <text:list-item>
          <text:p text:style-name="P75">Sanity checking that the value is naming something that matches the conceptual purpose of the enumeration.</text:p>
        </text:list-item>
      </text:list>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Bitstream Vera Sans2"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Bitstream Vera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Bitstream Vera Sans2"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FreeSans2"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style style:name="MP1" style:family="paragraph" style:parent-style-name="Standard">
      <style:paragraph-properties fo:margin-left="0in" fo:margin-right="0.222in" fo:text-indent="0in" style:auto-text-indent="false"/>
      <style:text-properties officeooo:paragraph-rsid="0045d670"/>
    </style:style>
    <style:style style:name="MP2" style:family="paragraph" style:parent-style-name="Standard">
      <style:text-properties officeooo:paragraph-rsid="0045d670"/>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222in" fo:text-align="start" style:justify-single-word="false" fo:text-indent="0in" style:auto-text-indent="false"/>
      <style:text-properties officeooo:rsid="0045d670" officeooo:paragraph-rsid="0045d670"/>
    </style:style>
    <style:style style:name="MP5" style:family="paragraph" style:parent-style-name="Standard">
      <style:paragraph-properties fo:margin-left="0in" fo:margin-right="0.222in" fo:text-align="end" style:justify-single-word="false" fo:text-indent="0in" style:auto-text-indent="false"/>
      <style:text-properties officeooo:rsid="0045d670" officeooo:paragraph-rsid="0045d670"/>
    </style:style>
    <style:style style:name="MP6" style:family="paragraph" style:parent-style-name="Standard">
      <style:paragraph-properties fo:margin-left="0in" fo:margin-right="0.222in" fo:text-align="justify" style:justify-single-word="false" fo:text-indent="0in" style:auto-text-indent="false"/>
      <style:text-properties officeooo:rsid="0045d670" officeooo:paragraph-rsid="0045d670"/>
    </style:style>
    <style:style style:name="MP7" style:family="paragraph" style:parent-style-name="Footer">
      <style:paragraph-properties fo:text-align="center" style:justify-single-word="false"/>
    </style:style>
    <style:style style:name="MT1" style:family="text"/>
    <style:style style:name="MT2" style:family="text">
      <style:text-properties fo:color="#800000" style:text-underline-style="none"/>
    </style:style>
    <style:style style:name="MT3" style:family="text">
      <style:text-properties fo:color="#800000" style:text-underline-style="none" officeooo:rsid="004ec1d1"/>
    </style:style>
    <style:style style:name="MT4" style:family="text">
      <style:text-properties fo:color="#800000" style:text-underline-style="none" officeooo:rsid="004eb870"/>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text:span></text:span><text:span text:style-name="Internet_20_link"><text:span text:style-name="MT3">4</text:span></text:span><text:span text:style-name="Internet_20_link"><text:span text:style-name="MT2">, 2014</text:span></text:span></text:p>
      </style:header>
      <style:header-first style:display="false">
        <text:p text:style-name="MP4"><text:span text:style-name="Internet_20_link"><text:span text:style-name="MT2">Authors:</text:span></text:span></text:p>
        <text:p text:style-name="MP5"><text:s/>Florido Paganelli <text:a xlink:type="simple" xlink:href="mailto:florido.paganelli@hep.lu.se">florido.paganelli@hep.lu.se</text:a></text:p>
        <text:p text:style-name="MP6"/>
        <text:p text:style-name="MP1">GLUE WG<text:tab/><text:tab/><text:tab/><text:tab/><text:tab/><text:tab/><text:tab/><text:tab/><text:tab/></text:p>
        <text:p text:style-name="MP2"><text:a xlink:type="simple" xlink:href="http://redmine.ogf.org/projects/glue-wg"><text:span text:style-name="Internet_20_link">http://redmine.ogf.org/projects/glue-wg</text:span></text:a></text:p>
        <text:p text:style-name="MP3"><text:span text:style-name="Internet_20_link"><text:span text:style-name="MT2">June </text:span></text:span><text:span text:style-name="Internet_20_link"><text:span text:style-name="MT4">4</text:span></text:span><text:span text:style-name="Internet_20_link"><text:span text:style-name="MT2">, 2014</text:span></text:span></text:p>
      </style:header-first>
      <style:footer>
        <text:p text:style-name="MP7"><text:page-number text:select-page="current">9</text:page-number></text:p>
      </style:footer>
      <style:footer-first style:display="false">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do Paganelli</meta:initial-creator>
    <meta:creation-date>2014-03-24T19:21:06.997440043</meta:creation-date>
    <dc:date>2014-06-04T19:10:00.417596370</dc:date>
    <dc:creator>Florido Paganelli</dc:creator>
    <meta:editing-duration>P1DT1H15M22S</meta:editing-duration>
    <meta:editing-cycles>66</meta:editing-cycles>
    <meta:generator>LibreOffice/4.1.4.2$Linux_X86_64 LibreOffice_project/0a0440ccc0227ad9829de5f46be37cfb6edcf72</meta:generator>
    <meta:printed-by>Florido Paganelli</meta:printed-by>
    <meta:print-date>2014-06-03T13:39:04.264468886</meta:print-date>
    <meta:document-statistic meta:table-count="2" meta:image-count="0" meta:object-count="0" meta:page-count="9" meta:paragraph-count="137" meta:word-count="1383" meta:character-count="9341" meta:non-whitespace-character-count="8075"/>
  </office:meta>
</office:document-meta>
</file>